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13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57.27mm"/>
    </style:style>
    <style:style style:name="co4" style:family="table-column">
      <style:table-column-properties fo:break-before="auto" style:column-width="107.4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5.3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expenses-20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10:.B33])" office:value-type="float" office:value="849.72" calcext:value-type="float">
            <text:p>849.7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B36:.B44])" office:value-type="float" office:value="1233.22" calcext:value-type="float">
            <text:p>1233.22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6:.B52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6:.B56])" office:value-type="float" office:value="13.6" calcext:value-type="float">
            <text:p>13.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57])" office:value-type="float" office:value="2372.87" calcext:value-type="float">
            <text:p>2372.87</text:p>
          </table:table-cell>
          <table:table-cell table:formula="of:=SUM([.C1:.C58])" office:value-type="float" office:value="2372.87" calcext:value-type="float">
            <text:p>2372.87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63:.B68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59];[.B70])" office:value-type="float" office:value="-4933.77" calcext:value-type="float">
            <text:p>-4933.77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expected expen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ome tax on $3100</text:p>
          </table:table-cell>
          <table:table-cell office:value-type="float" office:value="775" calcext:value-type="float">
            <text:p>775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awesome ann arbor grant 2017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pected income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 real and expected</text:p>
          </table:table-cell>
          <table:table-cell table:number-columns-repeated="3"/>
        </table:table-row>
        <table:table-row table:style-name="ro1">
          <table:table-cell/>
          <table:table-cell table:formula="of:=SUM([.B72];[.B76];[.B80])" office:value-type="float" office:value="-4158.77" calcext:value-type="float">
            <text:p>-4158.7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2">0000-00-00</text:date>, <text:time style:data-style-name="N2" text:time-value="09:50:33.1992976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2T09:51:25.334851029</dc:date>
    <meta:editing-duration>PT18H46M34S</meta:editing-duration>
    <meta:editing-cycles>105</meta:editing-cycles>
    <meta:generator>LibreOffice/5.1.6.2$Linux_X86_64 LibreOffice_project/10m0$Build-2</meta:generator>
    <meta:document-statistic meta:table-count="2" meta:cell-count="353" meta:object-count="0"/>
  </office:meta>
</office:document-meta>
</file>